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Century Gothic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P6" style:family="paragraph" style:parent-style-name="Standard">
      <style:paragraph-properties style:text-autospace="none"/>
      <style:text-properties style:font-name="Century Gothic1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Century Gothic1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name-complex="Arial" style:font-size-complex="9pt"/>
    </style:style>
    <style:style style:name="P9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12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size-complex="9pt"/>
    </style:style>
    <style:style style:name="P13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4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5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6" style:family="paragraph" style:parent-style-name="Heading">
      <style:paragraph-properties fo:text-align="start" style:justify-single-word="false"/>
      <style:text-properties style:font-name="Century Gothic1" fo:font-size="11pt" fo:language="en" fo:country="US" fo:font-weight="normal" style:font-size-asian="11pt" style:font-weight-asian="normal" style:font-name-complex="Century Gothic1" style:font-weight-complex="normal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22" style:family="paragraph" style:parent-style-name="Standard">
      <style:paragraph-properties style:text-autospace="none"/>
      <style:text-properties style:font-name="Century Gothic" fo:font-size="10pt" style:font-size-asian="10pt" style:font-size-complex="10pt"/>
    </style:style>
    <style:style style:name="P23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9pt" fo:letter-spacing="normal" fo:language="en" fo:country="GB" fo:font-style="normal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style:font-name-complex="Century Gothic1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1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line-through-style="solid" style:font-name-complex="Arial"/>
    </style:style>
    <style:style style:name="T7" style:family="text">
      <style:text-properties fo:font-style="italic" style:font-style-asian="italic" style:font-name-complex="Arial" style:font-style-complex="italic"/>
    </style:style>
    <style:style style:name="T8" style:family="text">
      <style:text-properties style:text-position="super 58%" fo:font-style="italic" fo:font-weight="bold" style:font-style-asian="italic" style:font-weight-asian="bold" style:font-name-complex="Arial"/>
    </style:style>
    <style:style style:name="T9" style:family="text">
      <style:text-properties style:text-position="super 58%" fo:font-weight="bold" style:font-weight-asian="bold" style:font-name-complex="Arial"/>
    </style:style>
    <style:style style:name="T10" style:family="text">
      <style:text-properties style:text-position="super 58%" style:font-name="Century Gothic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3" style:family="text">
      <style:text-properties style:font-name="Century Gothic1" fo:font-size="9pt" style:font-size-asian="9pt" style:font-name-complex="Arial" style:font-size-complex="9pt"/>
    </style:style>
    <style:style style:name="T14" style:family="text">
      <style:text-properties style:font-name="Century Gothic" fo:language="en" fo:country="SG" style:font-name-asian="Calibri1" style:language-asian="zh" style:country-asian="CN" style:font-name-complex="Courier New"/>
    </style:style>
    <style:style style:name="T15" style:family="text">
      <style:text-properties style:font-name="Century Gothic" fo:language="en" fo:country="SG" fo:font-weight="bold" style:font-name-asian="SimSun" style:language-asian="zh" style:country-asian="CN" style:font-weight-asian="bold" style:font-name-complex="Arial" style:font-weight-complex="bold"/>
    </style:style>
    <style:style style:name="T16" style:family="text">
      <style:text-properties style:font-name="Century Gothic" fo:language="en" fo:country="SG" style:text-underline-style="none" fo:font-weight="bold" style:font-name-asian="SimSun" style:language-asian="zh" style:country-asian="CN" style:font-weight-asian="bold" style:font-name-complex="Arial" style:font-weight-complex="bold"/>
    </style:style>
    <style:style style:name="T17" style:family="text">
      <style:text-properties style:font-name="Century Gothic" style:text-underline-style="none" fo:font-weight="bold" style:font-weight-asian="bold" style:font-name-complex="Arial"/>
    </style:style>
    <style:style style:name="T18" style:family="text">
      <style:text-properties style:font-name="Century Gothic" fo:font-size="10pt" fo:language="en" fo:country="SG" style:font-name-asian="SimSun" style:font-size-asian="10pt" style:language-asian="zh" style:country-asian="CN" style:font-size-complex="10pt"/>
    </style:style>
    <style:style style:name="T19" style:family="text">
      <style:text-properties style:font-name="Century Gothic" fo:font-size="10pt" style:font-size-asian="10pt" style:font-size-complex="10pt"/>
    </style:style>
    <style:style style:name="T20" style:family="text">
      <style:text-properties style:font-name="Century Gothic" fo:font-size="10pt" style:font-name-asian="SimSun" style:font-size-asian="10pt" style:language-asian="zh" style:country-asian="CN" style:font-size-complex="10pt"/>
    </style:style>
    <style:style style:name="T21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22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" style:font-weight-complex="normal"/>
    </style:style>
    <style:style style:name="T23" style:family="text">
      <style:text-properties fo:font-variant="normal" fo:text-transform="none" fo:color="#000000" style:font-name="Century Gothic" fo:font-size="10pt" fo:letter-spacing="normal" fo:language="en" fo:country="GB" fo:font-style="normal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24" style:family="text">
      <style:text-properties style:font-name-asian="SimSun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STATEMENT BY AN EXEMPT PRIVATE COMPANY EXEMPT FROM AUDIT</text:p>
      <text:p text:style-name="P3">REQUIREMENTS UNDER SECTION 205C(3) OF THE COMPANIES ACT</text:p>
      <text:p text:style-name="P6"/>
      <text:p text:style-name="P6"/>
      <text:p text:style-name="P6"/>
      <text:p text:style-name="P4"><text:span text:style-name="T1">Name of Company<text:tab/> <text:s text:c="3"/>: <text:s text:c="2"/></text:span><text:span text:style-name="T14"><text:placeholder text:placeholder-type="text">&lt;o.name&gt;</text:placeholder></text:span></text:p>
      <text:p text:style-name="P16"/>
      <text:p text:style-name="P16"/>
      <text:p text:style-name="P7"><text:span text:style-name="T3">Registration Number <text:s text:c="3"/></text:span><text:span text:style-name="T2">: <text:s/></text:span><text:span text:style-name="T5"><text:s/></text:span><text:span text:style-name="T15"><text:placeholder text:placeholder-type="text">&lt;o.uen&gt;</text:placeholder></text:span></text:p>
      <text:p text:style-name="P6"/>
      <text:p text:style-name="P5"/>
      <text:p text:style-name="P10"><text:span text:style-name="T6">I</text:span><text:span text:style-name="T2">/We, the director(s) of the abovementioned company, hereby declare that/on behalf of the Board of Directors that* —</text:span></text:p>
      <text:p text:style-name="P8"/>
      <text:p text:style-name="P8"/>
      <text:p text:style-name="P12"><text:span text:style-name="T2">(</text:span><text:span text:style-name="T7">a</text:span><text:span text:style-name="T2">)<text:tab/>as at the end of the financial period</text:span><text:span text:style-name="T8">2</text:span><text:span text:style-name="T4"> </text:span><text:span text:style-name="T2">from</text:span><text:span text:style-name="T4"> </text:span><text:span text:style-name="T16"><text:placeholder text:placeholder-type="text">&lt;convert_date_d_B_Y(o.fs_start_date)&gt;</text:placeholder></text:span><text:span text:style-name="T17"> to </text:span><text:span text:style-name="T16"><text:placeholder text:placeholder-type="text">&lt;convert_date_d_B_Y(o.fs_end_date)&gt;</text:placeholder></text:span><text:span text:style-name="T10"> </text:span><text:span text:style-name="T8"><text:s/></text:span><text:span text:style-name="T2">(“the year”) , the Company is exempt from audit requirements as its revenue in the year does not exceed the prescribed amount namely </text:span><text:span text:style-name="T12">S$5 million</text:span><text:span text:style-name="T9">3</text:span><text:span text:style-name="T2"> from the date of incorporation/</text:span><text:span text:style-name="T6">since</text:span><text:span text:style-name="T2"> </text:span><text:span text:style-name="T6">the end of the previous financial year</text:span><text:span text:style-name="T2">*;</text:span></text:p>
      <text:p text:style-name="P14"/>
      <text:p text:style-name="P12"><text:span text:style-name="T2">(</text:span><text:span text:style-name="T7">b</text:span><text:span text:style-name="T2">)<text:tab/>no notice has been received from any members under Section 205B(6) requiring the Company to obtain an audit of its accounts in relation to the year; and</text:span></text:p>
      <text:p text:style-name="P15"/>
      <text:p text:style-name="P13">(c)<text:tab/>the accounting and other records required to be kept by the Company in accordance with Section 199 of the Companies Act have been so kept.</text:p>
      <text:p text:style-name="P9"/>
      <text:p text:style-name="P9"/>
      <text:p text:style-name="P9">Dated : <text:span text:style-name="T18"><text:placeholder text:placeholder-type="text">&lt;get_datenow()&gt;</text:placeholder></text:span></text:p>
      <text:p text:style-name="P9"/>
      <text:p text:style-name="P17"><text:placeholder text:placeholder-type="text">&lt;for each="line in get_2directorin1line(o.id)"&gt;</text:placeholder></text:p>
      <text:p text:style-name="P24"/>
      <text:p text:style-name="P24"/>
      <text:p text:style-name="P24"/>
      <text:p text:style-name="P24">__________________________________ <text:s text:c="16"/><text:tab/> <text:s/><text:span text:style-name="T22"><text:placeholder text:placeholder-type="text">&lt;if test="line['director2']!=''"&gt;</text:placeholder></text:span>_________________________________<text:span text:style-name="T21"><text:placeholder text:placeholder-type="text">&lt;/if&gt;</text:placeholder></text:span></text:p>
      <text:p text:style-name="P18"><text:placeholder text:placeholder-type="text">&lt;line['director1']&gt;</text:placeholder><text:tab/><text:span text:style-name="T24"><text:placeholder text:placeholder-type="text">&lt;if test="line['director2']!=''"&gt;</text:placeholder></text:span><text:placeholder text:placeholder-type="text">&lt;line['director2']&gt;</text:placeholder><text:placeholder text:placeholder-type="text">&lt;/if&gt;</text:placeholder></text:p>
      <text:p text:style-name="P23">Signature of Director<text:tab/><text:span text:style-name="T20"><text:placeholder text:placeholder-type="text">&lt;if test="line['director2']!=''"&gt;</text:placeholder></text:span>Signature of Director<text:span text:style-name="T19"><text:placeholder text:placeholder-type="text">&lt;/if&gt;</text:placeholder></text:span></text:p>
      <text:p text:style-name="P24"><text:span text:style-name="T13">Name of </text:span>Director<text:tab/><text:tab/><text:tab/><text:tab/><text:tab/> <text:s/><text:span text:style-name="T22"><text:placeholder text:placeholder-type="text">&lt;if test="line['director2']!=''"&gt;</text:placeholder></text:span><text:span text:style-name="T13">Name of </text:span>Director<text:span text:style-name="T21"><text:placeholder text:placeholder-type="text">&lt;/if&gt;</text:placeholder></text:span> <text:s text:c="18"/></text:p>
      <text:p text:style-name="P22"><text:span text:style-name="T21"><text:placeholder text:placeholder-type="text">&lt;/for&gt;</text:placeholder></text:span></text:p>
      <text:p text:style-name="P9"/>
      <text:p text:style-name="P9"/>
      <text:p text:style-name="P2"/>
      <text:p text:style-name="P1"/>
      <text:p text:style-name="P11">* Delete where inapplicable</text:p>
      <text:p text:style-name="P11">______________________________</text:p>
      <text:p text:style-name="P11"/>
      <text:p text:style-name="P11">2 State period of financial year (“FY”) e.g. 1 June 2003 to 31 May 2004.</text:p>
      <text:p text:style-name="P11">3 State the prescribed amount, i.e. $2.5 million (for FY commencing 15 May 2003) or $5 million (for FY commencing 1 June 2004). For a period which is less than 12 calendar months, the prescribed amount shall be proportionately adju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11T13:09:00</meta:creation-date>
    <dc:creator>phung11764 </dc:creator>
    <dc:date>2015-12-11T11:56:25</dc:date>
    <meta:print-date>2015-04-28T00:42:00</meta:print-date>
    <meta:editing-cycles>13</meta:editing-cycles>
    <meta:editing-duration>P2171DT9H36M1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236" meta:character-count="1760" meta:non-whitespace-character-count="1487"/>
    <meta:user-defined meta:name="Info 1"/>
    <meta:user-defined meta:name="Info 2"/>
    <meta:user-defined meta:name="Info 3"/>
    <meta:user-defined meta:name="Info 4"/>
  </office:meta>
</office:document-meta>
</file>